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6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31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0"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1"/>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Ordenadores preinstalad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9-5</text:user-defined></text:p>
          </table:table-cell>
          <table:table-cell table:style-name="Versiones.B2" office:value-type="string">
            <text:p text:style-name="P12">Traduciendo el quinto párrafo (1-4 párrafo en el cuaderno)</text:p>
          </table:table-cell>
        </table:table-row>
        <table:table-row>
          <table:table-cell table:style-name="Versiones.A3" office:value-type="string">
            <text:p text:style-name="P11"/>
          </table:table-cell>
          <table:table-cell table:style-name="Versiones.B2" office:value-type="string">
            <text:p text:style-name="P12"/>
          </table:table-cell>
        </table:table-row>
        <table:table-row>
          <table:table-cell table:style-name="Versiones.A2" office:value-type="string">
            <text:p text:style-name="P11"/>
          </table:table-cell>
          <table:table-cell table:style-name="Versiones.B2" office:value-type="string">
            <text:p text:style-name="P12"/>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Traducción del texto<text:tab/>3</text:p>
          <text:p text:style-name="P17">1.1 Primer párrafo (sin corregir)<text:tab/>3</text:p>
          <text:p text:style-name="P17">1.2 Segundo párrafo (sin corregir)<text:tab/>3</text:p>
          <text:p text:style-name="P17">1.3 Tercer párrafo (sin corregir)<text:tab/>3</text:p>
          <text:p text:style-name="P17">1.4 Cuarto párrafo (sin corregir)<text:tab/>3</text:p>
          <text:p text:style-name="P18">2. Explicación a algunas de las traducciones más complicadas<text:tab/>3</text:p>
        </text:index-body>
      </text:table-of-content>
      <text:p text:style-name="P14"/>
      <text:section text:style-name="Sect4" text:name="Área2">
        <text:h text:style-name="P15" text:outline-level="1">1. Traducción del texto</text:h>
        <text:h text:style-name="Heading_20_2" text:outline-level="2">1.1 Primer párrafo (corregido el 4-XII-07)</text:h>
        <text:p text:style-name="P7">Condiciones de devolución <text:s/>de ordenadores preinstalados</text:p>
        <text:p text:style-name="P7">Puede devolver un ordenador preinstalado hasta 20 días después de la recepción del mismo, siempre que traiga todos los manuales, software y accesorios que se incorporaban con el sistema y en perfecto estado de conservación y devolviéndolo en su paquete original. Además habrá una tarifa por devolución. los gastos de envío corren a cargo del cliente y no habrá devolución en metálico. Por otro lado algunas partes del equipo con las carcasas SKB no se devuelven.</text:p>
        <text:p text:style-name="P7"/>
        <text:h text:style-name="P16" text:outline-level="2">1.2 Segundo párrafo (corregido parcialmente el 4-XII-07)</text:h>
        <text:p text:style-name="P7">Condiciones para el servicio técnico</text:p>
        <text:p text:style-name="P7">Ofrece un amplio mantenimiento, sólo a los propietarios de los sistemas <text:s/>( no será válido material transferido). La asistencia técnica incluye el acceso a recursos en la Web proporcionado por VHS y sus socios, también contamos con otros medios de asistencia técnica disponibles como el correo electrónico, enlaces a controladores, etcétera. El teléfono del servicio técnico está disponible desde las 10 hasta las 19 (horario EST), además podrá contactar con los planificadores del servicio técnico y también podrá realizar cualquier consulta vía correo electrónico las 24 horas del día, 7 días a la semana mediante <text:a xlink:type="simple" xlink:href="mailto:support@video.hardware.com">support@video.hardware.com</text:a>. Sino dispone de una conexión de banda ancha (ADSL, Cable, E1, etc), se le aconseja conseguir una conexión rápida a Internet. La mayoría de las actualizaciones gratuitas de los productos y conjuntos de mejoras están disponibles sólo mediante sus descargas, disponemos de actualizaciones en CD y enviados por UPS con un recargo en concepto de manejo y envío para aquellos que no pueden conseguir una conexión de banda ancha a Internet. Todos nuestros ordenadores están preparados para las conexiones de banda ancha.</text:p>
        <text:p text:style-name="P7"/>
        <text:h text:style-name="P16" text:outline-level="2">1.3 Tercer párrafo (corregido el 14-XII-07)</text:h>
        <text:p text:style-name="P7">Garantía de los ordenadores</text:p>
        <text:p text:style-name="P7">VHS LLC garantiza que los ordenadores que fabrica están libres de defectos de componentes, y de mano de obra. La garantía por defecto es de un año que empieza a partir de la fecha de facturación. los compradores pueden optar por adquirir una garantía adicional de dos años, lo que amplia la garantía a un total de 3 años. Algunos componentes tienen la garantía del fabricante que suele ser de entre 3 y 5 años. Después del primer año (o el tercero si se adquirió la garantía adicional), el comprador es responsable del envío de los componentes defectuosos al fabricante. También podemos ayudarle a detectar los problemas a través de los medios habituales de asistencia.</text:p>
        <text:p text:style-name="P7"/>
        <text:h text:style-name="P16" text:outline-level="2">1.4 Cuarto párrafo (corregido el 14-XII-07)</text:h>
        <text:p text:style-name="P7">Esta garantía no cubre los daños por causas externas, tales como accidentes, uso indebido del sistema, fallos por sobrecarga eléctrica, un uso no acorde con las instrucciones del producto, no haber llevado a cabo el mantenimiento preventivo y problemas causados por utilizar piezas o componentes distintos a los suministrados por VHS LLC.</text:p>
        <text:p text:style-name="P7"><text:soft-page-break/></text:p>
        <text:h text:style-name="P16" text:outline-level="2">1.5 Quinto párrafo (corregido el 14-XII-07)</text:h>
        <text:p text:style-name="P7">Esta garantía no cubre ningún componente de alguna de las siguiente categorías: software, monitores, teclados y ratones, accesorios</text:p>
        <text:p text:style-name="P7"/>
        <text:h text:style-name="P16" text:outline-level="2">1.5 Quinto párrafo (sin corregir)</text:h>
        <text:p text:style-name="P7">Durante el principio del periodo de garantía que comienza en la fecha de facturación, VHS LLC reparará o repondrá los productos devueltos a las instalaciones de VHS LLC. Para pedir dicho servicio de garantía, deberá ponerse en contacto con nuestro servicio técnico dentro de dicho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ndo el pago de los gastos de envío y asegurándolo o asumiendo el riesgo del extravío o los posibles daños durante este. VHS LLC enviará reparados los productos o un recambio de los mismos mediante un envío a gastos pagados si utiliza una dirección continental dentro de los Estados Unidos. Los envíos a otros lugares deberán ser pagados por anticipado. Este será aplicable únicamente a Estados Unidos.</text:p>
        <text:p text:style-name="P7"/>
        <text:h text:style-name="P16" text:outline-level="2">1.6 Sexto párrafo (sin corregir)</text:h>
        <text:p text:style-name="P7">NOTA: Antes de enviar el/los producto/s a VHS LLC, realice una copia de seguridad de los datos importantes de su/s disco/s duro/s y cualquier otro/s dispositivo/s de almacenamiento/s. Aunque, normalmente intentamos rescatar o no modificar los datos, cualquier cosa pudiera ocurrien durante el envío del ordenador, etc.</text:p>
        <text:p text:style-name="P7"/>
        <text:h text:style-name="P16" text:outline-level="2">1.7 Séptimo párrafo (sin corregir)</text:h>
        <text:p text:style-name="P7">VHS LLC será propietario de todos los componentes extraídos de los productos reparados. VHS LLC utilizará componentes nuevos y que funcionan bien realizados por varios fabricantes durante el desarrollo de las reparaciones y la construcción de los productos de remplazo de la garantía. Si VHS LLC repara o reemplaza un componente, no se ampliará la duración de la garantía. </text:p>
        <text:p text:style-name="P7"/>
        <text:h text:style-name="P16" text:outline-level="2">1.8 Octavo párrafo (sin corregir)</text:h>
        <text:p text:style-name="P7">ESTA GARANTÍA LE PROPORCIONARÁ UNOS DERECHOS LEGALES ESPECÍFICOS Y PODRÍA TENER OTRO DERECHOS QUE VARIASEN DE UN ESTADO A OTRO (O DE UNA JURISDICCIÓN A OTRA). LA RESPONSABILIDAD DE VHS LLC POR LOS FALLOS Y DEFECTOS DEL HARDWARE ESTÁ LIMITADA A REPARAR Y REEMPLAZAR COMO SE INDICAN EN ESTAS CONDICIONES DE GARANTÍA, DONDE NO ESTÁN IMPLÍCITAS SINO EXPRESAS, INCLUYENDO PERO NO LIMITANDO A CUALQUIER GARANTÍA IMPLÍCITA, CONDICIONES DE VENTA Y BUEN COMPORTAMIENTO PARA PROPÓSITO PARTICULAR. TODO EL SOFTWARE VENDIDO CON “AS IS” no tiene garantía de ningún tipo.</text:p>
        <text:p text:style-name="P7"><text:soft-page-break/></text:p>
        <text:h text:style-name="P16" text:outline-level="2">1.9 Noveno párrafo (sin corregir)</text:h>
        <text:p text:style-name="P7">VHLS LLC NO ACEPTA LA RESPONSABILIDAD SUPERIOR A UN CONJUNTO DE <text:s text:c="2"/>REMEDIOS MÁS ALLÁ DE ESTAS CONDICIONES DE GARANTÍA O RESPONSABILIDAD DE DAÑOS POR ACCIDENTES O POR CONSECUENCIA. , INCLUYENDO SIN LIMITACIÓN DE RESPONSABILIDAD DE LOS PRODUCTOS NO DISPONIBLES PARA SU USO O POR PÉRDIDAS DE DATOS O SOFTWARE. ALGUNOS ESTADOS (O JURISDICCIONES) NO PERMITEN DICHA EXCLUSIÓN O LIMITACIÓN, ENTONCES ELLA NO PUDIERA NO APLICARSE A USTED.</text:p>
        <text:p text:style-name="P7"/>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ext:soft-page-break/>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Ordenadores preinstalad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9</text:user-defined></text:span></text:p>
          <text:p text:style-name="P4"><text:span text:style-name="T1">Última rev: </text:span><text:span text:style-name="T1"><text:user-defined text:name="Última Revisión">4-XII-07</text:user-defined></text:span></text:p>
          <text:p text:style-name="P4"><text:span text:style-name="T1">Versión: </text:span><text:span text:style-name="T1"><text:user-defined text:name="Versión">0.9-5</text:user-defined></text:span></text:p>
          <text:p text:style-name="P4"><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rdenadores preinstalados</dc:title>
    <dc:description>Descripción del producto

Los archivos en formato odt se abren con Openoffice: 
Descargable en http://www.openoffice.org/
Bajo licencia LGPL-2</dc:description>
    <dc:subject>Traducción de Textos</dc:subject>
    <dc:date>2007-12-18T11:12:02</dc:date>
    <meta:keyword>Ordenadores preinstalados</meta:keyword>
    <meta:keyword>traducción de textos Rosario Plaza rplaza@fi.upm.es</meta:keyword>
    <meta:editing-cycles>222</meta:editing-cycles>
    <meta:editing-duration>PT22H10M17S</meta:editing-duration>
    <meta:user-defined meta:name="Autor">Rubén Paje del Pino</meta:user-defined>
    <meta:user-defined meta:name="Versión">0.9-5</meta:user-defined>
    <meta:user-defined meta:name="Texto">9</meta:user-defined>
    <meta:user-defined meta:name="Última Revisión">4-XII-07</meta:user-defined>
    <meta:document-statistic meta:table-count="2" meta:image-count="0" meta:object-count="0" meta:page-count="6" meta:paragraph-count="52" meta:word-count="1033" meta:character-count="6472"/>
  </office:meta>
</office:document-meta>
</file>